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reaps</text:p>
      <text:p text:style-name="P1"/>
      <text:p text:style-name="P1">Treap är en form av binärt sökträd. Den använder sig av ett prioriteringsfält för noderna och trädet sorteras som en heap i fallande ordning; roten har lägsta prioritet och löven, som består av sentineller med null data, har en prioritet på <text:span text:style-name="T1">infinity</text:span>. Prioriteringen bestäms slumpmässigt.</text:p>
      <text:p text:style-name="P1"/>
      <text:p text:style-name="P1">Precis som ett vanligt binärt sökträd har noderna i en treap två barn, <text:span text:style-name="T1">left</text:span><text:s/>och <text:span text:style-name="T1">right</text:span>. Vid insättning av en nod placeras den först som ett löv på den plats i trädet där värdet på dess data gör att den passar, precis som i ett binärt sökträd. Sedan roteras den upp beroende på dess prioritetsvärde, alltså den flyttas upp i trädet tills den hamnar i rätt prioritetsordning, precis som i en heap.</text:p>
      <text:p text:style-name="P1"/>
      <text:p text:style-name="P1">När man vill ta bort en nod sätts dess prioritetsvärde till <text:span text:style-name="T1">infinity</text:span>, sedan roteras den ner så att den blir en löv och tas bort.</text:p>
      <text:p text:style-name="P1"/>
      <text:p text:style-name="P1">Sökning i en treap sker på samma sätt som i ett binärt sökträd, och prioriteringarna används inte. Sökningen börjar från rotnoden, och letar sig neråt i trädet, åt vänster om värdet på den eftersökta noden är lägre och åt höger om värdet är högre tills det eftersökta värdet är hittat. </text:p>
      <text:p text:style-name="P1"/>
      <text:p text:style-name="P1">Fördelar med att använda sig av treaps framför binära sökträd är att tiden för insättning, sökning och borttag är snabbare, än tiden för dessa funktioner i ett binärt sökträd i värsta fall. Detta då det är möjligt, om än osannolikt, att noderna i ett binärt sökträd hamnar efter varandra i samma gren. Söktiden i detta träd blir då inte längre logaritmisk, utan närmar sig <text:s/>O(n). I en treap är sannolikheten för att detta ska hända mindre, eftersom de randomiserade prioriteringarna gör att noderna sprider ut sig i trädet, vilket gör att tiden för insättning, borttag och sökning även i värsta fall är O(log n). </text:p>
      <text:p text:style-name="P1"/>
      <text:p text:style-name="P1">Fördelen med en treap framför en heap är att det går att utföra metoden delete på en specifik data. I en heap tas den nod med högst prioritet bort vid remove. Dessutom finns det ingen möjlighet att på ett effektivt sätt söka i en heap, eftersom med inte finns någon ordning mellan en nods barn, vilket det gör i en treap, där barnen till vänster är mindre än föräldern medan barnet till höger är större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